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color="#bababa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5 (tw)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ce5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accounts.google.com/gsi/select?client_id=49625052041-kgt0hghf445lmcmhijv46b715m2mpbct.apps.googleusercontent.com&amp;ux_mode=popup&amp;ui_mode=card&amp;as=gnhekIMa59GBdTTjd4SW1g&amp;channel_id=76535989d63add4edff4f0f2b66a88450e0d2246ff06f3ad19793c3f3f73b786&amp;origin=https%3A%2F%2Ftwitter.com</text:p>
          </table:table-cell>
          <table:table-cell office:value-type="float" office:value="10" calcext:value-type="float">
            <text:p>10</text:p>
          </table:table-cell>
          <table:table-cell office:value-type="float" office:value="9318" calcext:value-type="float">
            <text:p>9318</text:p>
          </table:table-cell>
          <table:table-cell office:value-type="float" office:value="8491" calcext:value-type="float">
            <text:p>8491</text:p>
          </table:table-cell>
          <table:table-cell table:number-columns-repeated="2" office:value-type="float" office:value="11920" calcext:value-type="float">
            <text:p>11920</text:p>
          </table:table-cell>
          <table:table-cell office:value-type="float" office:value="12792" calcext:value-type="float">
            <text:p>12792</text:p>
          </table:table-cell>
          <table:table-cell office:value-type="float" office:value="6345" calcext:value-type="float">
            <text:p>6345</text:p>
          </table:table-cell>
          <table:table-cell office:value-type="float" office:value="12792" calcext:value-type="float">
            <text:p>12792</text:p>
          </table:table-cell>
          <table:table-cell office:value-type="string" calcext:value-type="string">
            <text:p>0,000%</text:p>
          </table:table-cell>
          <table:table-cell office:value-type="float" office:value="0.75592" calcext:value-type="float">
            <text:p>0,75592</text:p>
          </table:table-cell>
          <table:table-cell office:value-type="float" office:value="1374.67" calcext:value-type="float">
            <text:p>1374,67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string" calcext:value-type="string">
            <text:p>https://accounts.google.com/gsi/issue?user_id=103480986753394980388&amp;client_id=49625052041-kgt0hghf445lmcmhijv46b715m2mpbct.apps.googleusercontent.com&amp;origin=https%3A%2F%2Ftwitter.com&amp;select_by=btn&amp;consent_acquired=false&amp;token=APC8zvvBWvilANx7IB02eIWIOCWd%3A1632916678910&amp;as=gnhekIMa59GBdTTjd4SW1g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91" calcext:value-type="float">
            <text:p>391</text:p>
          </table:table-cell>
          <table:table-cell office:value-type="float" office:value="60" calcext:value-type="float">
            <text:p>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0,000%</text:p>
          </table:table-cell>
          <table:table-cell office:value-type="float" office:value="1.44949" calcext:value-type="float">
            <text:p>1,44949</text:p>
          </table:table-cell>
          <table:table-cell office:value-type="float" office:value="1.83" calcext:value-type="float">
            <text:p>1,83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https://api.twitter.com/1.1/jot/client_event.json</text:p>
          </table:table-cell>
          <table:table-cell office:value-type="float" office:value="150" calcext:value-type="float">
            <text:p>150</text:p>
          </table:table-cell>
          <table:table-cell office:value-type="float" office:value="254" calcext:value-type="float">
            <text:p>254</text:p>
          </table:table-cell>
          <table:table-cell office:value-type="float" office:value="202" calcext:value-type="float">
            <text:p>202</text:p>
          </table:table-cell>
          <table:table-cell office:value-type="float" office:value="537" calcext:value-type="float">
            <text:p>537</text:p>
          </table:table-cell>
          <table:table-cell office:value-type="float" office:value="598" calcext:value-type="float">
            <text:p>598</text:p>
          </table:table-cell>
          <table:table-cell office:value-type="float" office:value="719" calcext:value-type="float">
            <text:p>719</text:p>
          </table:table-cell>
          <table:table-cell office:value-type="float" office:value="175" calcext:value-type="float">
            <text:p>175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0,000%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0.9" calcext:value-type="float">
            <text:p>0,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https://twitter.com/i/api/1.1/onboarding/sso_init.json</text:p>
          </table:table-cell>
          <table:table-cell office:value-type="float" office:value="20" calcext:value-type="float">
            <text:p>20</text:p>
          </table:table-cell>
          <table:table-cell office:value-type="float" office:value="437" calcext:value-type="float">
            <text:p>437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671" calcext:value-type="float">
            <text:p>671</text:p>
          </table:table-cell>
          <table:table-cell office:value-type="float" office:value="1607" calcext:value-type="float">
            <text:p>1607</text:p>
          </table:table-cell>
          <table:table-cell office:value-type="float" office:value="186" calcext:value-type="float">
            <text:p>186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0,000%</text:p>
          </table:table-cell>
          <table:table-cell office:value-type="float" office:value="0.1888" calcext:value-type="float">
            <text:p>0,1888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https://twitter.com/i/api/1.1/onboarding/task.json?flow_name=single_sign_on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  <table:table-cell office:value-type="float" office:value="193" calcext:value-type="float">
            <text:p>19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0,000%</text:p>
          </table:table-cell>
          <table:table-cell office:value-type="float" office:value="1.56568" calcext:value-type="float">
            <text:p>1,56568</text:p>
          </table:table-cell>
          <table:table-cell office:value-type="float" office:value="1.14" calcext:value-type="float">
            <text:p>1,14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string" calcext:value-type="string">
            <text:p>https://twitter.com/i/api/1.1/onboarding/task.json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7" calcext:value-type="float">
            <text:p>217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00,000%</text:p>
          </table:table-cell>
          <table:table-cell office:value-type="float" office:value="2.74085" calcext:value-type="float">
            <text:p>2,74085</text:p>
          </table:table-cell>
          <table:table-cell office:value-type="float" office:value="2.09" calcext:value-type="float">
            <text:p>2,09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https://twitter.com/i/api/graphql/uFLsnb-l7ZJdjyslIi82Cw/Viewer?variables=%7B%22withUserResults%22%3Atrue%2C%22withSuperFollowsUserFields%22%3Afalse%7D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263" calcext:value-type="float">
            <text:p>263</text:p>
          </table:table-cell>
          <table:table-cell office:value-type="float" office:value="487" calcext:value-type="float">
            <text:p>487</text:p>
          </table:table-cell>
          <table:table-cell office:value-type="float" office:value="651" calcext:value-type="float">
            <text:p>651</text:p>
          </table:table-cell>
          <table:table-cell office:value-type="float" office:value="189" calcext:value-type="float">
            <text:p>18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,000%</text:p>
          </table:table-cell>
          <table:table-cell office:value-type="float" office:value="0.19434" calcext:value-type="float">
            <text:p>0,1943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https://api.twitter.com/1.1/help/settings.json?include_zero_rate=true&amp;feature_set_token=2960e7c8fc1d5e79f7690a3d3bedfcce354ac3a4&amp;settings_version=db4a027e2654bf5ae493dfd4877863e0&amp;allowlist_format=JS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0,000%</text:p>
          </table:table-cell>
          <table:table-cell office:value-type="float" office:value="1.58278" calcext:value-type="float">
            <text:p>1,58278</text:p>
          </table:table-cell>
          <table:table-cell office:value-type="float" office:value="2.96" calcext:value-type="float">
            <text:p>2,96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https://twitter.com/i/api/1.1/account/settings.json?include_mention_filter=true&amp;include_nsfw_user_flag=true&amp;include_nsfw_admin_flag=true&amp;include_ranked_timeline=true&amp;include_alt_text_compose=true&amp;ext=ssoConnections&amp;include_country_code=true&amp;include_ext_dm_nsfw_media_filter=true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0,000%</text:p>
          </table:table-cell>
          <table:table-cell office:value-type="float" office:value="1.59008" calcext:value-type="float">
            <text:p>1,59008</text:p>
          </table:table-cell>
          <table:table-cell office:value-type="float" office:value="1.01" calcext:value-type="float">
            <text:p>1,01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string" calcext:value-type="string">
            <text:p>https://twitter.com/i/api/graphql/xF6sXnKJfS2AOylzxRjf6A/DataSaverMode?variables=%7B%22device_id%22%3A%22Linux%2FChrome%22%7D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167" calcext:value-type="float">
            <text:p>16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,000%</text:p>
          </table:table-cell>
          <table:table-cell office:value-type="float" office:value="1.5916" calcext:value-type="float">
            <text:p>1,5916</text:p>
          </table:table-cell>
          <table:table-cell office:value-type="float" office:value="0.35" calcext:value-type="float">
            <text:p>0,35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https://twitter.com/i/api/1.1/dm/inbox_initial_state.json?include_profile_interstitial_type=1&amp;include_blocking=1&amp;include_blocked_by=1&amp;include_followed_by=1&amp;include_want_retweets=1&amp;include_mute_edge=1&amp;include_can_dm=1&amp;include_can_media_tag=1&amp;skip_status=1&amp;cards_platform=Web-12&amp;include_cards=1&amp;include_ext_alt_text=true&amp;include_quote_count=true&amp;include_reply_count=1&amp;tweet_mode=extended&amp;dm_users=true&amp;include_groups=true&amp;include_inbox_timelines=true&amp;include_ext_media_color=true&amp;supports_reactions=true&amp;muting_enabled=false&amp;nsfw_filtering_enabled=false&amp;ext=mediaColor%2CaltText%2CmediaStats%2ChighlightedLabel%2CvoiceInfo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0,000%</text:p>
          </table:table-cell>
          <table:table-cell office:value-type="float" office:value="1.58781" calcext:value-type="float">
            <text:p>1,58781</text:p>
          </table:table-cell>
          <table:table-cell office:value-type="float" office:value="1.14" calcext:value-type="float">
            <text:p>1,14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https://twitter.com/i/api/2/timeline/home.json?include_profile_interstitial_type=1&amp;include_blocking=1&amp;include_blocked_by=1&amp;include_followed_by=1&amp;include_want_retweets=1&amp;include_mute_edge=1&amp;include_can_dm=1&amp;include_can_media_tag=1&amp;skip_status=1&amp;cards_platform=Web-12&amp;include_cards=1&amp;include_ext_alt_text=true&amp;include_quote_count=true&amp;include_reply_count=1&amp;tweet_mode=extended&amp;include_entities=true&amp;include_user_entities=true&amp;include_ext_media_color=true&amp;include_ext_media_availability=true&amp;send_error_codes=true&amp;simple_quoted_tweet=true&amp;earned=1&amp;count=20&amp;lca=true&amp;ext=mediaStats%2ChighlightedLabel%2CvoiceInf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182" calcext:value-type="float">
            <text:p>18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00,000%</text:p>
          </table:table-cell>
          <table:table-cell office:value-type="float" office:value="1.58781" calcext:value-type="float">
            <text:p>1,58781</text:p>
          </table:table-cell>
          <table:table-cell office:value-type="float" office:value="1.01" calcext:value-type="float">
            <text:p>1,01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string" calcext:value-type="string">
            <text:p>https://twitter.com/i/api/1.1/users/recommendations.json?include_profile_interstitial_type=1&amp;include_blocking=1&amp;include_blocked_by=1&amp;include_followed_by=1&amp;include_want_retweets=1&amp;include_mute_edge=1&amp;include_can_dm=1&amp;include_can_media_tag=1&amp;skip_status=1&amp;&amp;pc=true&amp;display_location=profile_accounts_sidebar&amp;limit=4&amp;ext=mediaStats%2ChighlightedLabel%2CvoiceInfo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435" calcext:value-type="float">
            <text:p>435</text:p>
          </table:table-cell>
          <table:table-cell office:value-type="float" office:value="224" calcext:value-type="float">
            <text:p>2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,000%</text:p>
          </table:table-cell>
          <table:table-cell office:value-type="float" office:value="1.57828" calcext:value-type="float">
            <text:p>1,57828</text:p>
          </table:table-cell>
          <table:table-cell office:value-type="float" office:value="15.52" calcext:value-type="float">
            <text:p>15,52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string" calcext:value-type="string">
            <text:p>https://twitter.com/i/api/2/guide.json?include_profile_interstitial_type=1&amp;include_blocking=1&amp;include_blocked_by=1&amp;include_followed_by=1&amp;include_want_retweets=1&amp;include_mute_edge=1&amp;include_can_dm=1&amp;include_can_media_tag=1&amp;skip_status=1&amp;cards_platform=Web-12&amp;include_cards=1&amp;include_ext_alt_text=true&amp;include_quote_count=true&amp;include_reply_count=1&amp;tweet_mode=extended&amp;include_entities=true&amp;include_user_entities=true&amp;include_ext_media_color=true&amp;include_ext_media_availability=true&amp;send_error_codes=true&amp;simple_quoted_tweet=true&amp;count=20&amp;display_location=web_sidebar&amp;include_page_configuration=false&amp;entity_tokens=false&amp;ext=mediaStats%2ChighlightedLabel%2CvoiceInfo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1160" calcext:value-type="float">
            <text:p>1160</text:p>
          </table:table-cell>
          <table:table-cell office:value-type="float" office:value="644" calcext:value-type="float">
            <text:p>64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,000%</text:p>
          </table:table-cell>
          <table:table-cell office:value-type="float" office:value="1.48192" calcext:value-type="float">
            <text:p>1,48192</text:p>
          </table:table-cell>
          <table:table-cell office:value-type="float" office:value="63.54" calcext:value-type="float">
            <text:p>63,54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https://twitter.com/i/api/1.1/promoted_content/log.json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,000%</text:p>
          </table:table-cell>
          <table:table-cell office:value-type="float" office:value="2.91248" calcext:value-type="float">
            <text:p>2,91248</text:p>
          </table:table-cell>
          <table:table-cell office:value-type="float" office:value="2.08" calcext:value-type="float">
            <text:p>2,0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https://api.twitter.com/live_pipeline/events?topic=%2Ftweet_engagement%2F14431830464344350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,000%</text:p>
          </table:table-cell>
          <table:table-cell office:value-type="float" office:value="1.6" calcext:value-type="float">
            <text:p>1,6</text:p>
          </table:table-cell>
          <table:table-cell office:value-type="float" office:value="1.14" calcext:value-type="float">
            <text:p>1,14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https://api.twitter.com/1.1/live_pipeline/update_subscriptions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64" calcext:value-type="float">
            <text:p>264</text:p>
          </table:table-cell>
          <table:table-cell office:value-type="float" office:value="174" calcext:value-type="float">
            <text:p>17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00,000%</text:p>
          </table:table-cell>
          <table:table-cell office:value-type="float" office:value="3.41297" calcext:value-type="float">
            <text:p>3,41297</text:p>
          </table:table-cell>
          <table:table-cell office:value-type="float" office:value="2.77" calcext:value-type="float">
            <text:p>2,77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table:style-name="ce3" office:value-type="string" calcext:value-type="string">
            <text:p>Ingreso al sitio</text:p>
          </table:table-cell>
          <table:table-cell office:value-type="float" office:value="10" calcext:value-type="float">
            <text:p>10</text:p>
          </table:table-cell>
          <table:table-cell office:value-type="float" office:value="15275" calcext:value-type="float">
            <text:p>15275</text:p>
          </table:table-cell>
          <table:table-cell office:value-type="float" office:value="14315" calcext:value-type="float">
            <text:p>14315</text:p>
          </table:table-cell>
          <table:table-cell table:number-columns-repeated="2" office:value-type="float" office:value="17797" calcext:value-type="float">
            <text:p>17797</text:p>
          </table:table-cell>
          <table:table-cell office:value-type="float" office:value="18278" calcext:value-type="float">
            <text:p>18278</text:p>
          </table:table-cell>
          <table:table-cell office:value-type="float" office:value="12579" calcext:value-type="float">
            <text:p>12579</text:p>
          </table:table-cell>
          <table:table-cell office:value-type="float" office:value="18278" calcext:value-type="float">
            <text:p>18278</text:p>
          </table:table-cell>
          <table:table-cell office:value-type="string" calcext:value-type="string">
            <text:p>100,000%</text:p>
          </table:table-cell>
          <table:table-cell office:value-type="float" office:value="0.53183" calcext:value-type="float">
            <text:p>0,53183</text:p>
          </table:table-cell>
          <table:table-cell office:value-type="float" office:value="1004.28" calcext:value-type="float">
            <text:p>1004,28</text:p>
          </table:table-cell>
          <table:table-cell office:value-type="float" office:value="27.54" calcext:value-type="float">
            <text:p>27,54</text:p>
          </table:table-cell>
        </table:table-row>
        <table:table-row table:style-name="ro1">
          <table:table-cell office:value-type="string" calcext:value-type="string">
            <text:p>https://twitter.com/i/api/graphql/5-610xxhHFHlTbwj4w7AiA/CreateTweet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00,000%</text:p>
          </table:table-cell>
          <table:table-cell office:value-type="float" office:value="1.5758" calcext:value-type="float">
            <text:p>1,5758</text:p>
          </table:table-cell>
          <table:table-cell office:value-type="float" office:value="0.35" calcext:value-type="float">
            <text:p>0,3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https://twitter.com/i/api/1.1/jot/ces/p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86" calcext:value-type="float">
            <text:p>286</text:p>
          </table:table-cell>
          <table:table-cell office:value-type="float" office:value="177" calcext:value-type="float">
            <text:p>17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,000%</text:p>
          </table:table-cell>
          <table:table-cell office:value-type="float" office:value="3.74018" calcext:value-type="float">
            <text:p>3,74018</text:p>
          </table:table-cell>
          <table:table-cell office:value-type="float" office:value="2.8" calcext:value-type="float">
            <text:p>2,8</text:p>
          </table:table-cell>
          <table:table-cell office:value-type="float" office:value="4.97" calcext:value-type="float">
            <text:p>4,97</text:p>
          </table:table-cell>
        </table:table-row>
        <table:table-row table:style-name="ro1">
          <table:table-cell office:value-type="string" calcext:value-type="string">
            <text:p>https://twitter.com/i/api/2/timeline/home.json?include_profile_interstitial_type=1&amp;include_blocking=1&amp;include_blocked_by=1&amp;include_followed_by=1&amp;include_want_retweets=1&amp;include_mute_edge=1&amp;include_can_dm=1&amp;include_can_media_tag=1&amp;skip_status=1&amp;cards_platform=Web-12&amp;include_cards=1&amp;include_ext_alt_text=true&amp;include_quote_count=true&amp;include_reply_count=1&amp;tweet_mode=extended&amp;include_entities=true&amp;include_user_entities=true&amp;include_ext_media_color=true&amp;include_ext_media_availability=true&amp;send_error_codes=true&amp;simple_quoted_tweet=true&amp;earned=1&amp;cursor=HCaAgICs4uObhygAAA%3D%3D&amp;lca=true&amp;ext=mediaStats%2ChighlightedLabel%2CvoiceInfo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00,000%</text:p>
          </table:table-cell>
          <table:table-cell office:value-type="float" office:value="1.56397" calcext:value-type="float">
            <text:p>1,56397</text:p>
          </table:table-cell>
          <table:table-cell office:value-type="float" office:value="0.99" calcext:value-type="float">
            <text:p>0,99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table:style-name="ce3" office:value-type="string" calcext:value-type="string">
            <text:p>Publicación de un tweet</text:p>
          </table:table-cell>
          <table:table-cell office:value-type="float" office:value="10" calcext:value-type="float">
            <text:p>10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1475" calcext:value-type="float">
            <text:p>1475</text:p>
          </table:table-cell>
          <table:table-cell office:value-type="float" office:value="1501" calcext:value-type="float">
            <text:p>1501</text:p>
          </table:table-cell>
          <table:table-cell office:value-type="float" office:value="1271" calcext:value-type="float">
            <text:p>127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100,000%</text:p>
          </table:table-cell>
          <table:table-cell office:value-type="float" office:value="1.32205" calcext:value-type="float">
            <text:p>1,32205</text:p>
          </table:table-cell>
          <table:table-cell office:value-type="float" office:value="5.64" calcext:value-type="float">
            <text:p>5,64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office:value-type="string" calcext:value-type="string">
            <text:p>https://twitter.com/i/api/1.1/account/logout.json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,000%</text:p>
          </table:table-cell>
          <table:table-cell office:value-type="float" office:value="1.55594" calcext:value-type="float">
            <text:p>1,55594</text:p>
          </table:table-cell>
          <table:table-cell office:value-type="float" office:value="4.18" calcext:value-type="float">
            <text:p>4,18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https://twitter.com/?logout=1632916744437</text:p>
          </table:table-cell>
          <table:table-cell office:value-type="float" office:value="10" calcext:value-type="float">
            <text:p>10</text:p>
          </table:table-cell>
          <table:table-cell office:value-type="float" office:value="1810" calcext:value-type="float">
            <text:p>1810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2410" calcext:value-type="float">
            <text:p>2410</text:p>
          </table:table-cell>
          <table:table-cell office:value-type="float" office:value="2614" calcext:value-type="float">
            <text:p>2614</text:p>
          </table:table-cell>
          <table:table-cell office:value-type="float" office:value="1154" calcext:value-type="float">
            <text:p>1154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,000%</text:p>
          </table:table-cell>
          <table:table-cell office:value-type="float" office:value="0.18297" calcext:value-type="float">
            <text:p>0,18297</text:p>
          </table:table-cell>
          <table:table-cell office:value-type="float" office:value="396.5" calcext:value-type="float">
            <text:p>396,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https://twitter.com/i/api/1.1/rux/logged_out/segmentations.json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306" calcext:value-type="float">
            <text:p>306</text:p>
          </table:table-cell>
          <table:table-cell office:value-type="float" office:value="186" calcext:value-type="float">
            <text:p>18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,000%</text:p>
          </table:table-cell>
          <table:table-cell office:value-type="float" office:value="0.18926" calcext:value-type="float">
            <text:p>0,18926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https://api.twitter.com/1.1/jot/error_log.json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00,000%</text:p>
          </table:table-cell>
          <table:table-cell office:value-type="float" office:value="0.18962" calcext:value-type="float">
            <text:p>0,18962</text:p>
          </table:table-cell>
          <table:table-cell office:value-type="float" office:value="0.04" calcext:value-type="float">
            <text:p>0,0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https://twitter.com/i/api/1.1/branch/init.json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348" calcext:value-type="float">
            <text:p>348</text:p>
          </table:table-cell>
          <table:table-cell office:value-type="float" office:value="188" calcext:value-type="float">
            <text:p>18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,000%</text:p>
          </table:table-cell>
          <table:table-cell office:value-type="float" office:value="0.18958" calcext:value-type="float">
            <text:p>0,18958</text:p>
          </table:table-cell>
          <table:table-cell table:number-columns-repeated="2" office:value-type="float" office:value="0.14" calcext:value-type="float">
            <text:p>0,14</text:p>
          </table:table-cell>
        </table:table-row>
        <table:table-row table:style-name="ro1">
          <table:table-cell table:style-name="ce3" office:value-type="string" calcext:value-type="string">
            <text:p>Cierre de sesión </text:p>
          </table:table-cell>
          <table:table-cell office:value-type="float" office:value="10" calcext:value-type="float">
            <text:p>10</text:p>
          </table:table-cell>
          <table:table-cell office:value-type="float" office:value="5308" calcext:value-type="float">
            <text:p>5308</text:p>
          </table:table-cell>
          <table:table-cell office:value-type="float" office:value="5333" calcext:value-type="float">
            <text:p>5333</text:p>
          </table:table-cell>
          <table:table-cell table:number-columns-repeated="2" office:value-type="float" office:value="5603" calcext:value-type="float">
            <text:p>5603</text:p>
          </table:table-cell>
          <table:table-cell office:value-type="float" office:value="6164" calcext:value-type="float">
            <text:p>6164</text:p>
          </table:table-cell>
          <table:table-cell office:value-type="float" office:value="4381" calcext:value-type="float">
            <text:p>4381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100,000%</text:p>
          </table:table-cell>
          <table:table-cell office:value-type="float" office:value="0.10063" calcext:value-type="float">
            <text:p>0,10063</text:p>
          </table:table-cell>
          <table:table-cell office:value-type="float" office:value="219.35" calcext:value-type="float">
            <text:p>219,3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500" calcext:value-type="float">
            <text:p>500</text:p>
          </table:table-cell>
          <table:table-cell office:value-type="float" office:value="879" calcext:value-type="float">
            <text:p>879</text:p>
          </table:table-cell>
          <table:table-cell office:value-type="float" office:value="203" calcext:value-type="float">
            <text:p>203</text:p>
          </table:table-cell>
          <table:table-cell office:value-type="float" office:value="1160" calcext:value-type="float">
            <text:p>1160</text:p>
          </table:table-cell>
          <table:table-cell office:value-type="float" office:value="5333" calcext:value-type="float">
            <text:p>5333</text:p>
          </table:table-cell>
          <table:table-cell office:value-type="float" office:value="14315" calcext:value-type="float">
            <text:p>14315</text:p>
          </table:table-cell>
          <table:table-cell office:value-type="float" office:value="60" calcext:value-type="float">
            <text:p>60</text:p>
          </table:table-cell>
          <table:table-cell office:value-type="float" office:value="18278" calcext:value-type="float">
            <text:p>18278</text:p>
          </table:table-cell>
          <table:table-cell office:value-type="string" calcext:value-type="string">
            <text:p>36,000%</text:p>
          </table:table-cell>
          <table:table-cell office:value-type="float" office:value="4.40517" calcext:value-type="float">
            <text:p>4,40517</text:p>
          </table:table-cell>
          <table:table-cell office:value-type="float" office:value="717.6" calcext:value-type="float">
            <text:p>717,6</text:p>
          </table:table-cell>
          <table:table-cell office:value-type="float" office:value="15.47" calcext:value-type="float">
            <text:p>15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09:10:20.507552617</dc:date>
    <meta:editing-duration>PT1M55S</meta:editing-duration>
    <meta:editing-cycles>1</meta:editing-cycles>
    <meta:document-statistic meta:table-count="1" meta:cell-count="390" meta:object-count="0"/>
    <meta:generator>LibreOffice/6.4.7.2$Linux_X86_64 LibreOffice_project/40$Build-2</meta:generator>
  </office:meta>
</office:document-meta>
</file>